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28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48cm" fo:min-width="4.897cm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15.284cm" fo:min-width="0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1.048cm" fo:min-width="4.897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4.506cm" fo:min-width="0cm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1.048cm" fo:min-width="4.897cm"/>
      <style:paragraph-properties style:writing-mode="lr-tb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12.687cm" fo:min-width="0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1.048cm" fo:min-width="4.897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9.311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48cm" fo:min-width="4.897cm"/>
      <style:paragraph-properties style:writing-mode="lr-tb"/>
    </style:style>
    <style:style style:name="gr11" style:family="graphic" style:parent-style-name="standard">
      <style:graphic-properties draw:fill-color="#ffde59" draw:textarea-horizontal-align="justify" draw:textarea-vertical-align="middle" draw:auto-grow-height="false" fo:min-height="4.895cm" fo:min-width="0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1.048cm" fo:min-width="4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0.663cm"/>
      <style:paragraph-properties style:writing-mode="lr-tb"/>
    </style:style>
    <style:style style:name="gr16" style:family="graphic" style:parent-style-name="objectwithoutfill">
      <style:graphic-properties svg:stroke-width="0.106cm" svg:stroke-color="#50938a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ec9ba4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heads_20_4" draw:marker-end-width="0.459cm" svg:stroke-opacity="100%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3faf46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860d" draw:marker-start-width="0.359cm" draw:marker-end="Arrowheads_20_5" draw:marker-end-width="0.459cm" svg:stroke-opacity="100%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972f" draw:marker-start-width="0.359cm" draw:marker-end="Arrowheads_20_6" draw:marker-end-width="0.459cm" svg:stroke-opacity="100%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25" style:family="graphic" style:parent-style-name="objectwithoutfill">
      <style:graphic-properties svg:stroke-width="0.106cm" svg:stroke-color="#ffd428" draw:marker-start-width="0.359cm" draw:marker-end="Arrowheads_20_8" draw:marker-end-width="0.459cm" svg:stroke-opacity="100%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bbe33d" draw:marker-start-width="0.359cm" draw:marker-end="Arrowheads_20_9" draw:marker-end-width="0.459cm" svg:stroke-opacity="100%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1.015cm" fo:min-width="2.264cm"/>
      <style:paragraph-properties style:writing-mode="lr-tb"/>
    </style:style>
    <style:style style:name="gr28" style:family="graphic" style:parent-style-name="standard">
      <style:graphic-properties draw:fill-color="#ec9ba4" draw:textarea-horizontal-align="justify" draw:textarea-vertical-align="middle" draw:auto-grow-height="false" fo:min-height="1.015cm" fo:min-width="2.263cm"/>
      <style:paragraph-properties style:writing-mode="lr-tb"/>
    </style:style>
    <style:style style:name="gr29" style:family="graphic" style:parent-style-name="standard">
      <style:graphic-properties draw:fill-color="#5eb91e" draw:textarea-horizontal-align="justify" draw:textarea-vertical-align="middle" draw:auto-grow-height="false" fo:min-height="1.015cm" fo:min-width="2.26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.015cm" fo:min-width="2.264cm"/>
      <style:paragraph-properties style:writing-mode="lr-tb"/>
    </style:style>
    <style:style style:name="gr31" style:family="graphic" style:parent-style-name="standard">
      <style:graphic-properties draw:fill-color="#ff972f" draw:textarea-horizontal-align="justify" draw:textarea-vertical-align="middle" draw:auto-grow-height="false" fo:min-height="1.015cm" fo:min-width="2.264cm"/>
      <style:paragraph-properties style:writing-mode="lr-tb"/>
    </style:style>
    <style:style style:name="gr32" style:family="graphic" style:parent-style-name="standard">
      <style:graphic-properties draw:fill-color="#ffde59" draw:textarea-horizontal-align="justify" draw:textarea-vertical-align="middle" draw:auto-grow-height="false" fo:min-height="1.015cm" fo:min-width="2.263cm"/>
      <style:paragraph-properties style:writing-mode="lr-tb"/>
    </style:style>
    <style:style style:name="gr33" style:family="graphic" style:parent-style-name="standard">
      <style:graphic-properties svg:stroke-width="0.106cm" draw:marker-start="Arrowheads_20_16" draw:marker-start-width="0.459cm" draw:marker-end="Arrowheads_20_17" draw:marker-end-width="0.459cm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="Arrowheads_20_18" draw:marker-start-width="0.459cm" draw:marker-end="Arrowheads_20_19" draw:marker-end-width="0.459cm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="Arrowheads_20_20" draw:marker-start-width="0.459cm" draw:marker-end="Arrowheads_20_21" draw:marker-end-width="0.459cm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="Arrowheads_20_22" draw:marker-start-width="0.459cm" draw:marker-end="Arrowheads_20_23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="Arrowheads_20_24" draw:marker-start-width="0.459cm" draw:marker-end="Arrowheads_20_25" draw:marker-end-width="0.4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draw:marker-start="Arrowheads_20_26" draw:marker-start-width="0.459cm" draw:marker-end="Arrowheads_20_27" draw:marker-end-width="0.4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textarea-horizontal-align="justify" draw:textarea-vertical-align="middle" draw:auto-grow-height="false" fo:min-height="11.017cm" fo:min-width="0cm"/>
    </style:style>
    <style:style style:name="gr40" style:family="graphic" style:parent-style-name="standard">
      <style:graphic-properties draw:fill-color="#ec9ba4" draw:textarea-horizontal-align="justify" draw:textarea-vertical-align="middle" draw:auto-grow-height="false" fo:min-height="10.699cm" fo:min-width="0cm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10.064cm" fo:min-width="0cm"/>
    </style:style>
    <style:style style:name="gr42" style:family="graphic" style:parent-style-name="standard">
      <style:graphic-properties draw:fill-color="#d4ea6b" draw:textarea-horizontal-align="justify" draw:textarea-vertical-align="middle" draw:auto-grow-height="false" fo:min-height="8.794cm" fo:min-width="0cm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objectwithoutfill">
      <style:graphic-properties svg:stroke-color="#e16173" draw:marker-end="Arrowheads_20_31" draw:marker-end-width="0.3cm" draw:fill="none" draw:textarea-vertical-align="middle"/>
    </style:style>
    <style:style style:name="gr45" style:family="graphic" style:parent-style-name="objectwithoutfill">
      <style:graphic-properties svg:stroke-color="#e16173" draw:marker-end="Arrowheads_20_32" draw:marker-end-width="0.3cm" draw:fill="none" draw:textarea-vertical-align="middle"/>
    </style:style>
    <style:style style:name="gr46" style:family="graphic" style:parent-style-name="objectwithoutfill">
      <style:graphic-properties svg:stroke-color="#069a2e" draw:marker-end="Arrowheads_20_32" draw:marker-end-width="0.3cm" draw:fill="none" draw:textarea-vertical-align="middle"/>
    </style:style>
    <style:style style:name="gr47" style:family="graphic" style:parent-style-name="objectwithoutfill">
      <style:graphic-properties svg:stroke-color="#bbe33d" draw:marker-end="Arrowheads_20_33" draw:marker-end-width="0.3cm" draw:fill="none" draw:textarea-vertical-align="middle"/>
    </style:style>
    <style:style style:name="gr48" style:family="graphic" style:parent-style-name="objectwithoutfill">
      <style:graphic-properties svg:stroke-color="#069a2e" draw:marker-end="Arrowheads_20_33" draw:marker-end-width="0.3cm" draw:fill="none" draw:textarea-vertical-align="middle"/>
    </style:style>
    <style:style style:name="gr49" style:family="graphic" style:parent-style-name="objectwithoutfill">
      <style:graphic-properties svg:stroke-color="#e16173" draw:marker-end="Arrowheads_20_33" draw:marker-end-width="0.3cm" draw:fill="none" draw:textarea-vertical-align="middle"/>
    </style:style>
    <style:style style:name="gr50" style:family="graphic" style:parent-style-name="objectwithoutfill">
      <style:graphic-properties draw:marker-end="Arrowheads_20_34" draw:marker-end-width="0.3cm" draw:fill="none" draw:textarea-vertical-align="middle"/>
    </style:style>
    <style:style style:name="gr51" style:family="graphic" style:parent-style-name="objectwithoutfill">
      <style:graphic-properties svg:stroke-color="#ec9ba4" draw:marker-end="Arrowheads_20_34" draw:marker-end-width="0.3cm" draw:fill="none" draw:textarea-vertical-align="middle"/>
    </style:style>
    <style:style style:name="gr52" style:family="graphic" style:parent-style-name="objectwithoutfill">
      <style:graphic-properties svg:stroke-color="#77bc65" draw:marker-end="Arrowheads_20_36" draw:marker-end-width="0.3cm" draw:fill="none" draw:textarea-vertical-align="middle"/>
    </style:style>
    <style:style style:name="gr53" style:family="graphic" style:parent-style-name="objectwithoutfill">
      <style:graphic-properties svg:stroke-color="#ec9ba4" draw:marker-end="Arrowheads_20_37" draw:marker-end-width="0.3cm" draw:fill="none" draw:textarea-vertical-align="middle"/>
    </style:style>
    <style:style style:name="gr54" style:family="graphic" style:parent-style-name="objectwithoutfill">
      <style:graphic-properties svg:stroke-color="#bbe33d" draw:marker-end="Arrowheads_20_38" draw:marker-end-width="0.3cm" draw:fill="none" draw:textarea-vertical-align="middle"/>
    </style:style>
    <style:style style:name="gr55" style:family="graphic" style:parent-style-name="objectwithoutfill">
      <style:graphic-properties svg:stroke-color="#ec9ba4" draw:marker-end="Arrowheads_20_39" draw:marker-end-width="0.3cm" draw:fill="none" draw:textarea-vertical-align="middle"/>
    </style:style>
    <style:style style:name="gr56" style:family="graphic" style:parent-style-name="objectwithoutfill">
      <style:graphic-properties svg:stroke-color="#ff972f" draw:marker-end="Arrowheads_20_40" draw:marker-end-width="0.3cm" draw:fill="none" draw:textarea-vertical-align="middle"/>
    </style:style>
    <style:style style:name="gr57" style:family="graphic" style:parent-style-name="objectwithoutfill">
      <style:graphic-properties svg:stroke-color="#ec9ba4" draw:marker-end="Arrowheads_20_41" draw:marker-end-width="0.3cm" draw:fill="none" draw:textarea-vertical-align="middle"/>
    </style:style>
    <style:style style:name="gr58" style:family="graphic" style:parent-style-name="objectwithoutfill">
      <style:graphic-properties svg:stroke-color="#ff972f" draw:marker-end="Arrowheads_20_4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c9ba4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-color="#ff972f"/>
      <style:paragraph-properties fo:text-align="center"/>
    </style:style>
    <style:style style:name="P9" style:family="paragraph">
      <loext:graphic-properties draw:fill-color="#ffde5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15.534cm" svg:x="4.132cm" svg:y="15.2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1.298cm" svg:x="1.61cm" svg:y="30.129cm">
          <text:p text:style-name="P1">Peer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15.534cm" svg:x="11.632cm" svg:y="15.2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7cm" svg:height="1.298cm" svg:x="9.11cm" svg:y="30.129cm">
          <text:p text:style-name="P1">Peer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8cm" svg:height="14.756cm" svg:x="19.232cm" svg:y="16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97cm" svg:height="1.298cm" svg:x="16.81cm" svg:y="30.129cm">
          <text:p text:style-name="P1">Peer 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8cm" svg:height="12.937cm" svg:x="26.732cm" svg:y="17.8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97cm" svg:height="1.298cm" svg:x="24.21cm" svg:y="30.129cm">
          <text:p text:style-name="P1">Peer 6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318cm" svg:height="9.561cm" svg:x="34.232cm" svg:y="21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397cm" svg:height="1.298cm" svg:x="31.71cm" svg:y="30.129cm">
          <text:p text:style-name="P1">Peer 4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318cm" svg:height="5.145cm" svg:x="41.232cm" svg:y="25.6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97cm" svg:height="1.298cm" svg:x="38.81cm" svg:y="30.129cm">
          <text:p text:style-name="P1">Peer 5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.715cm" svg:height="0.914cm" svg:x="5.367cm" svg:y="16.39cm">
          <draw:text-box>
            <text:p><text:span text:style-name="T1">PUSH Piece 1 TTL1</text:span></text:p>
          </draw:text-box>
        </draw:frame>
        <draw:line draw:style-name="gr14" draw:text-style-name="P11" draw:layer="layout" svg:x1="4.485cm" svg:y1="17.088cm" svg:x2="11.57cm" svg:y2="17.088cm">
          <text:p/>
        </draw:line>
        <draw:frame draw:style-name="gr15" draw:text-style-name="P10" draw:layer="layout" svg:width="5.715cm" svg:height="0.913cm" svg:x="13.067cm" svg:y="17.226cm">
          <draw:text-box>
            <text:p><text:span text:style-name="T1">PUSH Piece 2 TTL1</text:span></text:p>
          </draw:text-box>
        </draw:frame>
        <draw:line draw:style-name="gr14" draw:text-style-name="P11" draw:layer="layout" svg:x1="4.467cm" svg:y1="18.03cm" svg:x2="19.17cm" svg:y2="17.923cm">
          <text:p/>
        </draw:line>
        <draw:frame draw:style-name="gr13" draw:text-style-name="P10" draw:layer="layout" svg:width="5.715cm" svg:height="0.914cm" svg:x="20.567cm" svg:y="19.197cm">
          <draw:text-box>
            <text:p><text:span text:style-name="T1">PUSH Piece 3 TTL1</text:span></text:p>
          </draw:text-box>
        </draw:frame>
        <draw:line draw:style-name="gr14" draw:text-style-name="P11" draw:layer="layout" svg:x1="4.467cm" svg:y1="19.969cm" svg:x2="26.67cm" svg:y2="19.895cm">
          <text:p/>
        </draw:line>
        <draw:line draw:style-name="gr16" draw:text-style-name="P11" draw:layer="layout" svg:x1="19.29cm" svg:y1="18.906cm" svg:x2="4.467cm" svg:y2="19.003cm">
          <text:p/>
        </draw:line>
        <draw:frame draw:style-name="gr17" draw:text-style-name="P10" draw:layer="layout" svg:width="5.715cm" svg:height="1.001cm" svg:x="5.568cm" svg:y="18.208cm">
          <draw:text-box>
            <text:p>ACK</text:p>
          </draw:text-box>
        </draw:frame>
        <draw:line draw:style-name="gr18" draw:text-style-name="P11" draw:layer="layout" svg:x1="26.692cm" svg:y1="21.012cm" svg:x2="4.467cm" svg:y2="20.983cm">
          <text:p/>
        </draw:line>
        <draw:frame draw:style-name="gr17" draw:text-style-name="P10" draw:layer="layout" svg:width="5.715cm" svg:height="1.001cm" svg:x="5.569cm" svg:y="20.149cm">
          <draw:text-box>
            <text:p>ACK</text:p>
          </draw:text-box>
        </draw:frame>
        <draw:line draw:style-name="gr19" draw:text-style-name="P11" draw:layer="layout" svg:x1="11.987cm" svg:y1="23.086cm" svg:x2="33.995cm" svg:y2="23.061cm">
          <text:p/>
        </draw:line>
        <draw:frame draw:style-name="gr13" draw:text-style-name="P10" draw:layer="layout" svg:width="5.715cm" svg:height="0.914cm" svg:x="27.768cm" svg:y="22.224cm">
          <draw:text-box>
            <text:p><text:span text:style-name="T1">PUSH Piece 1 TTL0</text:span></text:p>
          </draw:text-box>
        </draw:frame>
        <draw:line draw:style-name="gr20" draw:text-style-name="P11" draw:layer="layout" svg:x1="11.652cm" svg:y1="22.022cm" svg:x2="4.467cm" svg:y2="22.022cm">
          <text:p/>
        </draw:line>
        <draw:frame draw:style-name="gr17" draw:text-style-name="P10" draw:layer="layout" svg:width="5.715cm" svg:height="1.001cm" svg:x="5.57cm" svg:y="21.214cm">
          <draw:text-box>
            <text:p>ACK</text:p>
          </draw:text-box>
        </draw:frame>
        <draw:line draw:style-name="gr21" draw:text-style-name="P11" draw:layer="layout" svg:x1="19.487cm" svg:y1="24.117cm" svg:x2="33.995cm" svg:y2="24.1cm">
          <text:p/>
        </draw:line>
        <draw:frame draw:style-name="gr15" draw:text-style-name="P10" draw:layer="layout" svg:width="5.715cm" svg:height="0.913cm" svg:x="27.768cm" svg:y="23.257cm">
          <draw:text-box>
            <text:p><text:span text:style-name="T1">PUSH Piece 2 TTL0</text:span></text:p>
          </draw:text-box>
        </draw:frame>
        <draw:line draw:style-name="gr22" draw:text-style-name="P11" draw:layer="layout" svg:x1="34.312cm" svg:y1="25.413cm" svg:x2="12.087cm" svg:y2="25.399cm">
          <text:p/>
        </draw:line>
        <draw:frame draw:style-name="gr17" draw:text-style-name="P10" draw:layer="layout" svg:width="5.715cm" svg:height="1.001cm" svg:x="13.271cm" svg:y="24.567cm">
          <draw:text-box>
            <text:p>ACK</text:p>
          </draw:text-box>
        </draw:frame>
        <draw:frame draw:style-name="gr17" draw:text-style-name="P10" draw:layer="layout" svg:width="5.715cm" svg:height="1.001cm" svg:x="20.372cm" svg:y="25.767cm">
          <draw:text-box>
            <text:p>ACK</text:p>
          </draw:text-box>
        </draw:frame>
        <draw:line draw:style-name="gr23" draw:text-style-name="P11" draw:layer="layout" svg:x1="34.312cm" svg:y1="26.533cm" svg:x2="19.707cm" svg:y2="26.533cm">
          <text:p/>
        </draw:line>
        <draw:frame draw:style-name="gr13" draw:text-style-name="P10" draw:layer="layout" svg:width="5.715cm" svg:height="0.914cm" svg:x="35.068cm" svg:y="26.97cm">
          <draw:text-box>
            <text:p><text:span text:style-name="T1">PUSH Piece 3 TTL0</text:span></text:p>
          </draw:text-box>
        </draw:frame>
        <draw:frame draw:style-name="gr24" draw:text-style-name="P10" draw:layer="layout" svg:width="5.715cm" svg:height="1.002cm" svg:x="27.173cm" svg:y="27.944cm">
          <draw:text-box>
            <text:p>ACK</text:p>
          </draw:text-box>
        </draw:frame>
        <draw:line draw:style-name="gr25" draw:text-style-name="P11" draw:layer="layout" svg:x1="41.297cm" svg:y1="28.775cm" svg:x2="27.01cm" svg:y2="28.775cm">
          <text:p/>
        </draw:line>
        <draw:line draw:style-name="gr26" draw:text-style-name="P11" draw:layer="layout" svg:x1="27.01cm" svg:y1="27.736cm" svg:x2="41.297cm" svg:y2="27.736cm">
          <text:p/>
        </draw:line>
        <draw:custom-shape draw:style-name="gr27" draw:text-style-name="P1" draw:layer="layout" svg:width="2.764cm" svg:height="1.265cm" svg:x="15.45cm" svg:y="7.443cm">
          <text:p text:style-name="P1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763cm" svg:height="1.265cm" svg:x="15.287cm" svg:y="10.578cm">
          <text:p text:style-name="P1">Peer 2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764cm" svg:height="1.265cm" svg:x="19.261cm" svg:y="10.579cm">
          <text:p text:style-name="P1">Peer 3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764cm" svg:height="1.265cm" svg:x="19.541cm" svg:y="7.403cm">
          <text:p text:style-name="P1">Peer 6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2.764cm" svg:height="1.265cm" svg:x="17.726cm" svg:y="13.07cm">
          <text:p text:style-name="P1">Peer 4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763cm" svg:height="1.265cm" svg:x="23.747cm" svg:y="7.443cm">
          <text:p text:style-name="P1">Peer 5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33cm" svg:y1="8.057cm" svg:x2="23.742cm" svg:y2="8.057cm">
          <text:p/>
        </draw:line>
        <draw:line draw:style-name="gr34" draw:text-style-name="P1" draw:layer="layout" svg:x1="18.214cm" svg:y1="8.057cm" svg:x2="19.515cm" svg:y2="8.057cm">
          <text:p/>
        </draw:line>
        <draw:line draw:style-name="gr35" draw:text-style-name="P1" draw:layer="layout" svg:x1="18.214cm" svg:y1="8.815cm" svg:x2="19.352cm" svg:y2="10.333cm">
          <text:p/>
        </draw:line>
        <draw:line draw:style-name="gr36" draw:text-style-name="P1" draw:layer="layout" svg:x1="19.189cm" svg:y1="13.07cm" svg:x2="20.002cm" svg:y2="11.852cm">
          <text:p/>
        </draw:line>
        <draw:line draw:style-name="gr37" draw:text-style-name="P1" draw:layer="layout" svg:x1="17.563cm" svg:y1="11.852cm" svg:x2="18.539cm" svg:y2="13.07cm">
          <text:p/>
        </draw:line>
        <draw:line draw:style-name="gr38" draw:text-style-name="P1" draw:layer="layout" svg:x1="16.588cm" svg:y1="10.587cm" svg:x2="16.588cm" svg:y2="8.815cm">
          <text:p/>
        </draw:line>
        <draw:custom-shape draw:style-name="gr39" draw:text-style-name="P1" draw:layer="layout" svg:width="0.318cm" svg:height="11.267cm" svg:x="4.1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397cm" svg:height="1.298cm" svg:x="1.61cm" svg:y="47.62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318cm" svg:height="10.949cm" svg:x="11.6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7cm" svg:height="1.298cm" svg:x="9.11cm" svg:y="47.629cm">
          <text:p text:style-name="P1">TCP Handl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0.318cm" svg:height="10.314cm" svg:x="19.2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97cm" svg:height="1.298cm" svg:x="16.81cm" svg:y="47.629cm">
          <text:p text:style-name="P1">Disk Handler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318cm" svg:height="9.044cm" svg:x="26.7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97cm" svg:height="1.298cm" svg:x="24.21cm" svg:y="47.629cm">
          <text:p text:style-name="P1">File System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.715cm" svg:height="0.914cm" svg:x="5.368cm" svg:y="37.99cm">
          <draw:text-box>
            <text:p><text:span text:style-name="T1">GetPiece A TTL1</text:span></text:p>
          </draw:text-box>
        </draw:frame>
        <draw:line draw:style-name="gr43" draw:text-style-name="P11" draw:layer="layout" svg:x1="4.492cm" svg:y1="38.752cm" svg:x2="11.477cm" svg:y2="38.752cm">
          <text:p/>
        </draw:line>
        <draw:line draw:style-name="gr44" draw:text-style-name="P11" draw:layer="layout" svg:x1="11.577cm" svg:y1="45.64cm" svg:x2="4.592cm" svg:y2="45.64cm">
          <text:p/>
        </draw:line>
        <draw:frame draw:style-name="gr13" draw:text-style-name="P10" draw:layer="layout" svg:width="5.715cm" svg:height="0.914cm" svg:x="5.369cm" svg:y="44.79cm">
          <draw:text-box>
            <text:p><text:span text:style-name="T1">PushPiece A TTL0</text:span></text:p>
          </draw:text-box>
        </draw:frame>
        <draw:line draw:style-name="gr45" draw:text-style-name="P11" draw:layer="layout" svg:x1="11.912cm" svg:y1="39.705cm" svg:x2="18.897cm" svg:y2="39.705cm">
          <text:p/>
        </draw:line>
        <draw:frame draw:style-name="gr13" draw:text-style-name="P10" draw:layer="layout" svg:width="5.715cm" svg:height="0.914cm" svg:x="12.869cm" svg:y="38.89cm">
          <draw:text-box>
            <text:p><text:span text:style-name="T1">Retrieve A Piece</text:span></text:p>
          </draw:text-box>
        </draw:frame>
        <draw:line draw:style-name="gr46" draw:text-style-name="P11" draw:layer="layout" svg:x1="19.612cm" svg:y1="40.731cm" svg:x2="26.597cm" svg:y2="40.731cm">
          <text:p/>
        </draw:line>
        <draw:frame draw:style-name="gr13" draw:text-style-name="P10" draw:layer="layout" svg:width="5.715cm" svg:height="0.914cm" svg:x="20.369cm" svg:y="39.916cm">
          <draw:text-box>
            <text:p><text:span text:style-name="T1">Read A Piece File</text:span></text:p>
          </draw:text-box>
        </draw:frame>
        <draw:line draw:style-name="gr47" draw:text-style-name="P11" draw:layer="layout" svg:x1="26.717cm" svg:y1="41.945cm" svg:x2="19.732cm" svg:y2="41.945cm">
          <text:p/>
        </draw:line>
        <draw:frame draw:style-name="gr13" draw:text-style-name="P10" draw:layer="layout" svg:width="5.715cm" svg:height="0.914cm" svg:x="20.369cm" svg:y="41.042cm">
          <draw:text-box>
            <text:p><text:span text:style-name="T1">Verify A Piece</text:span></text:p>
          </draw:text-box>
        </draw:frame>
        <draw:line draw:style-name="gr48" draw:text-style-name="P11" draw:layer="layout" svg:x1="19.218cm" svg:y1="43.315cm" svg:x2="12.233cm" svg:y2="43.315cm">
          <text:p/>
        </draw:line>
        <draw:frame draw:style-name="gr13" draw:text-style-name="P10" draw:layer="layout" svg:width="5.715cm" svg:height="0.914cm" svg:x="12.87cm" svg:y="42.412cm">
          <draw:text-box>
            <text:p><text:span text:style-name="T1">A Piece</text:span></text:p>
          </draw:text-box>
        </draw:frame>
        <draw:line draw:style-name="gr49" draw:text-style-name="P11" draw:layer="layout" svg:x1="11.619cm" svg:y1="44.585cm" svg:x2="4.634cm" svg:y2="44.585cm">
          <text:p/>
        </draw:line>
        <draw:frame draw:style-name="gr13" draw:text-style-name="P10" draw:layer="layout" svg:width="5.715cm" svg:height="0.914cm" svg:x="5.271cm" svg:y="43.682cm">
          <draw:text-box>
            <text:p><text:span text:style-name="T1">Encrypted A Piece</text:span></text:p>
          </draw:text-box>
        </draw:frame>
        <draw:custom-shape draw:style-name="gr39" draw:text-style-name="P1" draw:layer="layout" svg:width="0.318cm" svg:height="11.267cm" svg:x="34.2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397cm" svg:height="1.298cm" svg:x="31.71cm" svg:y="47.62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318cm" svg:height="10.949cm" svg:x="41.7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7cm" svg:height="1.298cm" svg:x="39.21cm" svg:y="47.629cm">
          <text:p text:style-name="P1">TCP Handl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0.318cm" svg:height="10.314cm" svg:x="49.3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97cm" svg:height="1.298cm" svg:x="46.91cm" svg:y="47.629cm">
          <text:p text:style-name="P1">Disk Handler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318cm" svg:height="9.044cm" svg:x="56.8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97cm" svg:height="1.298cm" svg:x="54.31cm" svg:y="47.629cm">
          <text:p text:style-name="P1">File System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.715cm" svg:height="0.914cm" svg:x="35.468cm" svg:y="37.99cm">
          <draw:text-box>
            <text:p><text:span text:style-name="T1">PushPiece A TTL1</text:span></text:p>
          </draw:text-box>
        </draw:frame>
        <draw:line draw:style-name="gr43" draw:text-style-name="P11" draw:layer="layout" svg:x1="34.592cm" svg:y1="38.752cm" svg:x2="41.577cm" svg:y2="38.752cm">
          <text:p/>
        </draw:line>
        <draw:line draw:style-name="gr44" draw:text-style-name="P11" draw:layer="layout" svg:x1="41.677cm" svg:y1="45.64cm" svg:x2="34.692cm" svg:y2="45.64cm">
          <text:p/>
        </draw:line>
        <draw:frame draw:style-name="gr13" draw:text-style-name="P10" draw:layer="layout" svg:width="5.715cm" svg:height="0.914cm" svg:x="35.469cm" svg:y="44.79cm">
          <draw:text-box>
            <text:p><text:span text:style-name="T1">PushPiece A TTL0</text:span></text:p>
          </draw:text-box>
        </draw:frame>
        <draw:line draw:style-name="gr45" draw:text-style-name="P11" draw:layer="layout" svg:x1="42.012cm" svg:y1="39.705cm" svg:x2="48.997cm" svg:y2="39.705cm">
          <text:p/>
        </draw:line>
        <draw:frame draw:style-name="gr13" draw:text-style-name="P10" draw:layer="layout" svg:width="5.715cm" svg:height="0.914cm" svg:x="42.969cm" svg:y="38.89cm">
          <draw:text-box>
            <text:p><text:span text:style-name="T1">Decrypted A Piece</text:span></text:p>
          </draw:text-box>
        </draw:frame>
        <draw:line draw:style-name="gr46" draw:text-style-name="P11" draw:layer="layout" svg:x1="49.712cm" svg:y1="40.731cm" svg:x2="56.697cm" svg:y2="40.731cm">
          <text:p/>
        </draw:line>
        <draw:frame draw:style-name="gr13" draw:text-style-name="P10" draw:layer="layout" svg:width="5.715cm" svg:height="0.914cm" svg:x="50.469cm" svg:y="39.916cm">
          <draw:text-box>
            <text:p><text:span text:style-name="T1">Write A Piece File</text:span></text:p>
          </draw:text-box>
        </draw:frame>
        <draw:line draw:style-name="gr47" draw:text-style-name="P11" draw:layer="layout" svg:x1="56.817cm" svg:y1="41.945cm" svg:x2="49.832cm" svg:y2="41.945cm">
          <text:p/>
        </draw:line>
        <draw:frame draw:style-name="gr13" draw:text-style-name="P10" draw:layer="layout" svg:width="5.715cm" svg:height="0.914cm" svg:x="50.469cm" svg:y="41.042cm">
          <draw:text-box>
            <text:p><text:span text:style-name="T1">Verify A Piece File</text:span></text:p>
          </draw:text-box>
        </draw:frame>
        <draw:line draw:style-name="gr48" draw:text-style-name="P11" draw:layer="layout" svg:x1="49.318cm" svg:y1="43.315cm" svg:x2="42.333cm" svg:y2="43.315cm">
          <text:p/>
        </draw:line>
        <draw:frame draw:style-name="gr13" draw:text-style-name="P10" draw:layer="layout" svg:width="5.715cm" svg:height="0.914cm" svg:x="42.97cm" svg:y="42.512cm">
          <draw:text-box>
            <text:p><text:span text:style-name="T1">Success</text:span></text:p>
          </draw:text-box>
        </draw:frame>
        <draw:line draw:style-name="gr49" draw:text-style-name="P11" draw:layer="layout" svg:x1="41.719cm" svg:y1="44.585cm" svg:x2="34.734cm" svg:y2="44.585cm">
          <text:p/>
        </draw:line>
        <draw:frame draw:style-name="gr13" draw:text-style-name="P10" draw:layer="layout" svg:width="5.715cm" svg:height="0.914cm" svg:x="35.371cm" svg:y="43.682cm">
          <draw:text-box>
            <text:p><text:span text:style-name="T1">ACK</text:span></text:p>
          </draw:text-box>
        </draw:frame>
        <draw:custom-shape draw:style-name="gr1" draw:text-style-name="P1" draw:layer="layout" svg:width="0.318cm" svg:height="15.534cm" svg:x="4.132cm" svg:y="51.4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1.298cm" svg:x="1.61cm" svg:y="66.32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15.534cm" svg:x="11.632cm" svg:y="51.4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7cm" svg:height="1.298cm" svg:x="9.11cm" svg:y="66.329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8cm" svg:height="14.756cm" svg:x="19.232cm" svg:y="52.2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97cm" svg:height="1.298cm" svg:x="16.81cm" svg:y="66.329cm">
          <text:p text:style-name="P1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8cm" svg:height="12.937cm" svg:x="26.732cm" svg:y="54.0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97cm" svg:height="1.298cm" svg:x="24.21cm" svg:y="66.329cm">
          <text:p text:style-name="P1">Disk Handler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318cm" svg:height="9.561cm" svg:x="34.232cm" svg:y="57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397cm" svg:height="1.298cm" svg:x="31.71cm" svg:y="66.329cm">
          <text:p text:style-name="P1">TCP Handler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318cm" svg:height="5.145cm" svg:x="41.232cm" svg:y="61.8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97cm" svg:height="1.298cm" svg:x="38.81cm" svg:y="66.329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50" draw:text-style-name="P11" draw:layer="layout" svg:x1="4.492cm" svg:y1="54.352cm" svg:x2="11.477cm" svg:y2="54.352cm">
          <text:p/>
        </draw:line>
        <draw:frame draw:style-name="gr13" draw:text-style-name="P10" draw:layer="layout" svg:width="5.715cm" svg:height="0.914cm" svg:x="7.57cm" svg:y="53.49cm">
          <draw:text-box>
            <text:p><text:span text:style-name="T1">Upload File</text:span></text:p>
          </draw:text-box>
        </draw:frame>
        <draw:line draw:style-name="gr51" draw:text-style-name="P11" draw:layer="layout" svg:x1="11.95cm" svg:y1="55.401cm" svg:x2="18.896cm" svg:y2="55.401cm">
          <text:p/>
        </draw:line>
        <draw:frame draw:style-name="gr13" draw:text-style-name="P10" draw:layer="layout" svg:width="5.715cm" svg:height="0.914cm" svg:x="16.57cm" svg:y="54.539cm">
          <draw:text-box>
            <text:p><text:span text:style-name="T1">File</text:span></text:p>
          </draw:text-box>
        </draw:frame>
        <draw:line draw:style-name="gr52" draw:text-style-name="P11" draw:layer="layout" svg:x1="19.297cm" svg:y1="56.575cm" svg:x2="12.112cm" svg:y2="56.562cm">
          <text:p/>
        </draw:line>
        <draw:frame draw:style-name="gr13" draw:text-style-name="P10" draw:layer="layout" svg:width="5.715cm" svg:height="0.914cm" svg:x="12.671cm" svg:y="55.839cm">
          <draw:text-box>
            <text:p><text:span text:style-name="T2">Enc[u] (Pieces + Metadata)</text:span></text:p>
          </draw:text-box>
        </draw:frame>
        <draw:line draw:style-name="gr53" draw:text-style-name="P11" draw:layer="layout" svg:x1="11.969cm" svg:y1="57.845cm" svg:x2="26.492cm" svg:y2="57.845cm">
          <text:p/>
        </draw:line>
        <draw:frame draw:style-name="gr13" draw:text-style-name="P10" draw:layer="layout" svg:width="5.715cm" svg:height="0.914cm" svg:x="20.972cm" svg:y="57.039cm">
          <draw:text-box>
            <text:p><text:span text:style-name="T1">Store Enc Pieces</text:span></text:p>
          </draw:text-box>
        </draw:frame>
        <draw:line draw:style-name="gr53" draw:text-style-name="P11" draw:layer="layout" svg:x1="11.969cm" svg:y1="58.966cm" svg:x2="26.492cm" svg:y2="58.966cm">
          <text:p/>
        </draw:line>
        <draw:frame draw:style-name="gr13" draw:text-style-name="P10" draw:layer="layout" svg:width="5.715cm" svg:height="0.914cm" svg:x="20.972cm" svg:y="58.16cm">
          <draw:text-box>
            <text:p><text:span text:style-name="T1">Store Enc MetaData</text:span></text:p>
          </draw:text-box>
        </draw:frame>
        <draw:line draw:style-name="gr54" draw:text-style-name="P11" draw:layer="layout" svg:x1="26.717cm" svg:y1="60.067cm" svg:x2="12.112cm" svg:y2="60.067cm">
          <text:p/>
        </draw:line>
        <draw:frame draw:style-name="gr13" draw:text-style-name="P10" draw:layer="layout" svg:width="5.715cm" svg:height="0.914cm" svg:x="12.673cm" svg:y="59.239cm">
          <draw:text-box>
            <text:p><text:span text:style-name="T1">Success</text:span></text:p>
          </draw:text-box>
        </draw:frame>
        <draw:line draw:style-name="gr54" draw:text-style-name="P11" draw:layer="layout" svg:x1="26.718cm" svg:y1="60.999cm" svg:x2="12.113cm" svg:y2="60.999cm">
          <text:p/>
        </draw:line>
        <draw:frame draw:style-name="gr13" draw:text-style-name="P10" draw:layer="layout" svg:width="5.715cm" svg:height="0.914cm" svg:x="12.674cm" svg:y="60.171cm">
          <draw:text-box>
            <text:p><text:span text:style-name="T1">Success</text:span></text:p>
          </draw:text-box>
        </draw:frame>
        <draw:line draw:style-name="gr55" draw:text-style-name="P11" draw:layer="layout" svg:x1="12.069cm" svg:y1="62.29cm" svg:x2="33.854cm" svg:y2="62.29cm">
          <text:p/>
        </draw:line>
        <draw:frame draw:style-name="gr13" draw:text-style-name="P10" draw:layer="layout" svg:width="5.715cm" svg:height="0.914cm" svg:x="29.375cm" svg:y="61.471cm">
          <draw:text-box>
            <text:p><text:span text:style-name="T1">Push Enc Pieces</text:span></text:p>
          </draw:text-box>
        </draw:frame>
        <draw:line draw:style-name="gr56" draw:text-style-name="P11" draw:layer="layout" svg:x1="34.02cm" svg:y1="63.56cm" svg:x2="12.112cm" svg:y2="63.56cm">
          <text:p/>
        </draw:line>
        <draw:frame draw:style-name="gr13" draw:text-style-name="P10" draw:layer="layout" svg:width="5.715cm" svg:height="0.914cm" svg:x="12.776cm" svg:y="62.671cm">
          <draw:text-box>
            <text:p><text:span text:style-name="T1">Success</text:span></text:p>
          </draw:text-box>
        </draw:frame>
        <draw:line draw:style-name="gr57" draw:text-style-name="P11" draw:layer="layout" svg:x1="11.638cm" svg:y1="64.03cm" svg:x2="4.692cm" svg:y2="64.03cm">
          <text:p/>
        </draw:line>
        <draw:frame draw:style-name="gr13" draw:text-style-name="P10" draw:layer="layout" svg:width="5.715cm" svg:height="0.914cm" svg:x="5.177cm" svg:y="63.871cm">
          <draw:text-box>
            <text:p><text:span text:style-name="T1">Success</text:span></text:p>
          </draw:text-box>
        </draw:frame>
        <draw:line draw:style-name="gr58" draw:text-style-name="P11" draw:layer="layout" svg:x1="34.655cm" svg:y1="63.077cm" svg:x2="41.322cm" svg:y2="63.077cm">
          <text:p/>
        </draw:line>
        <draw:frame draw:style-name="gr13" draw:text-style-name="P10" draw:layer="layout" svg:width="5.715cm" svg:height="0.914cm" svg:x="36.076cm" svg:y="62.171cm">
          <draw:text-box>
            <text:p><text:span text:style-name="T1">Enc[u,p] Pie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20:05:00.250459923</meta:creation-date>
    <dc:date>2021-12-24T22:59:50.459709306</dc:date>
    <meta:editing-duration>PT22H24M</meta:editing-duration>
    <meta:editing-cycles>4</meta:editing-cycles>
    <meta:generator>LibreOffice/7.2.4.1$Linux_X86_64 LibreOffice_project/20$Build-1</meta:generator>
    <meta:document-statistic meta:object-count="126"/>
  </office:meta>
</office:document-meta>
</file>